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6" style:family="text">
      <style:text-properties style:font-name="Times New Roman" fo:font-size="14pt" fo:language="en" fo:country="US" fo:font-style="italic" style:font-size-asian="14pt" style:font-style-asian="italic" style:font-size-complex="14pt" style:font-style-complex="italic"/>
    </style:style>
    <style:style style:name="T7" style:family="text">
      <style:text-properties style:font-name="Times New Roman" fo:font-size="14pt" fo:language="en" fo:country="US" style:font-size-asian="14pt" style:font-size-complex="14pt"/>
    </style:style>
    <style:style style:name="T8" style:family="text">
      <style:text-properties style:font-name="Times New Roman" fo:font-size="14pt" fo:language="ru" fo:country="RU" style:font-size-asian="14pt" style:font-size-complex="14pt"/>
    </style:style>
    <style:style style:name="T9" style:family="text">
      <style:text-properties style:font-name="Times New Roman" fo:font-size="14pt" fo:language="ru" fo:country="RU" fo:font-style="italic" style:font-size-asian="14pt" style:font-style-asian="italic" style:font-size-complex="14pt" style:font-style-complex="italic"/>
    </style:style>
    <style:style style:name="T10" style:family="text">
      <style:text-properties style:font-name="Times New Roman" fo:font-size="14pt" style:font-name-asian="Times New Roman3" style:font-size-asian="14pt" style:font-name-complex="Times New Roman3" style:font-size-complex="14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language="en" fo:country="US"/>
    </style:style>
    <style:style style:name="T1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711cm" draw:z-index="0"><draw:image xlink:href="../../odt/images/3040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<text:span text:style-name="T1">Двухпозиционное реле (</text:span>RESET)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12">C-</text:span>код <text:span text:style-name="T12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461cm" svg:height="1.829cm" draw:z-index="0"><draw:image xlink:href="../../odt/images/3040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является </text:span><text:span text:style-name="T2">с</text:span><text:span text:style-name="T11">убмоделью</text:span>, которая реализует установку состояния <text:span text:style-name="T3">логического нуля</text:span> двухпозиционного реле <text:span text:style-name="T12">(</text:span><text:span text:style-name="T1">S</text:span><text:span text:style-name="T12">R-</text:span><text:span text:style-name="T1">триггера)</text:span><text:span text:style-name="T12">.</text:span> Передача сигнала установки нуля реализуется при помощи блоков <text:span text:style-name="T11">В память</text:span> и <text:span text:style-name="T11">Из памяти,</text:span><text:span text:style-name="T13"> с задержкой на 1 шаг интегрирования.</text:span></text:p>
            <text:p text:style-name="Text_20_body"><text:span text:style-name="T4">Для того чтобы посмотреть структуру алгоритма – нажмите правой кнопкой на блок и выберите пункт «Действия» </text:span><text:span text:style-name="T10">→</text:span><text:span text:style-name="T4"> «Войти в субмодель».</text:span></text:p>
            <text:p text:style-name="Text_20_body"><text:span text:style-name="T4">Блок используется в паре с блоком </text:span><text:span text:style-name="T5">Двухпозиционное реле (</text:span><text:span text:style-name="T6">SET)</text:span><text:span text:style-name="T7">, </text:span><text:span text:style-name="T8">который устанавливает состояние </text:span><text:span text:style-name="T9">логической единицы</text:span><text:span text:style-name="T8"> двухпозиционного реле. Следует задавать одинаковые имена реле в двух блоках, работающих в паре друг с другом.</text:span> </text:p>
            <text:p text:style-name="Text_20_body"><text:span text:style-name="T3">Свойства</text:span>:</text:p>
            <text:list xml:id="list2787166762054317761" text:style-name="L1">
              <text:list-item>
                <text:p text:style-name="P4">Имя реле – имя, по которому контакты ассоциируются с данным блоком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хпозиционное реле (RESET)</dc:title>
    <dc:date>2012-03-30T16:32:14.89</dc:date>
    <meta:generator>OpenOffice_Beta/4.1.0$Win32 OpenOffice.org_project/410m14$Build-9760</meta:generator>
    <meta:editing-duration>PT2H14M58S</meta:editing-duration>
    <meta:editing-cycles>119</meta:editing-cycles>
    <meta:document-statistic meta:table-count="1" meta:image-count="2" meta:object-count="0" meta:page-count="1" meta:paragraph-count="11" meta:word-count="106" meta:character-count="738"/>
  </office:meta>
</office:document-meta>
</file>